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25-03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24-03-1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23-03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22-03-1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21-03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20-03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9-03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8-03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7-03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6-03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5-03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4-03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3-03-1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2-03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10-03-1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9-03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8-03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7-03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2000-03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9-03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8-03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7-03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44111540501</text:p>
          </table:table-cell>
          <table:table-cell office:value-type="string" calcext:value-type="string">
            <text:p>(C-21- 1)27cca- 2</text:p>
          </table:table-cell>
          <table:table-cell office:value-type="string" calcext:value-type="string">
            <text:p>195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